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language="en" fo:country="US" style:font-size-asian="9.5pt" style:font-name-complex="Consolas1" style:font-size-complex="9.5pt" fo:background-color="#fffff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000ff" style:font-name="Consolas" fo:font-size="9.5pt" fo:language="en" fo:country="US" style:font-size-asian="9.5pt" style:font-name-complex="Consolas1" style:font-size-complex="9.5pt" fo:background-color="#ffffff"/>
    </style:style>
    <style:style style:name="T2" style:family="text">
      <style:text-properties fo:color="#000000" style:font-name="Consolas" fo:font-size="9.5pt" fo:language="en" fo:country="US" style:font-size-asian="9.5pt" style:font-name-complex="Consolas1" style:font-size-complex="9.5pt" fo:background-color="#ffffff"/>
    </style:style>
    <style:style style:name="T3" style:family="text">
      <style:text-properties fo:color="#808080" style:font-name="Consolas" fo:font-size="9.5pt" fo:language="en" fo:country="US" style:font-size-asian="9.5pt" style:font-name-complex="Consolas1" style:font-size-complex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SE</text:span><text:span text:style-name="T2"> [Consumer Complaints]</text:span></text:p>
      <text:p text:style-name="Standard"><text:span text:style-name="T1">GO</text:span></text:p>
      <text:p text:style-name="P1"/>
      <text:p text:style-name="Standard"><text:span text:style-name="T1">CREATE</text:span><text:span text:style-name="T2"> </text:span><text:span text:style-name="T1">TABLE</text:span><text:span text:style-name="T2"> Consumer_Complaints</text:span><text:span text:style-name="T1"> </text:span><text:span text:style-name="T3">(</text:span></text:p>
      <text:p text:style-name="Standard"><text:span text:style-name="T2"><text:s text:c="4"/>date_received </text:span><text:span text:style-name="T1">varchar</text:span><text:span text:style-name="T3">(</text:span><text:span text:style-name="T2">12</text:span><text:span text:style-name="T3">),</text:span></text:p>
      <text:p text:style-name="Standard"><text:span text:style-name="T2"><text:s text:c="4"/>product_name </text:span><text:span text:style-name="T1">varchar</text:span><text:span text:style-name="T3">(</text:span><text:span text:style-name="T2">500</text:span><text:span text:style-name="T3">),</text:span></text:p>
      <text:p text:style-name="Standard"><text:span text:style-name="T2"><text:s text:c="4"/>sub_product </text:span><text:span text:style-name="T1">varchar</text:span><text:span text:style-name="T3">(</text:span><text:span text:style-name="T2">500</text:span><text:span text:style-name="T3">),</text:span></text:p>
      <text:p text:style-name="Standard"><text:span text:style-name="T2"><text:s text:c="4"/>issue </text:span><text:span text:style-name="T1">varchar</text:span><text:span text:style-name="T3">(</text:span><text:span text:style-name="T2">5000</text:span><text:span text:style-name="T3">),</text:span></text:p>
      <text:p text:style-name="Standard"><text:span text:style-name="T2"><text:s text:c="4"/>sub_issue </text:span><text:span text:style-name="T1">varchar</text:span><text:span text:style-name="T3">(</text:span><text:span text:style-name="T2">5000</text:span><text:span text:style-name="T3">),</text:span></text:p>
      <text:p text:style-name="Standard"><text:span text:style-name="T2"><text:s text:c="4"/>consumer_complaint_narrative </text:span><text:span text:style-name="T1">varchar</text:span><text:span text:style-name="T3">(</text:span><text:span text:style-name="T2">5</text:span><text:bookmark text:name="_GoBack"/><text:span text:style-name="T2">000</text:span><text:span text:style-name="T3">),</text:span></text:p>
      <text:p text:style-name="Standard"><text:span text:style-name="T2"><text:s text:c="4"/>company_public_response </text:span><text:span text:style-name="T1">varchar</text:span><text:span text:style-name="T3">(</text:span><text:span text:style-name="T2">5000</text:span><text:span text:style-name="T3">),</text:span></text:p>
      <text:p text:style-name="Standard"><text:span text:style-name="T2"><text:s text:c="4"/>company </text:span><text:span text:style-name="T1">varchar</text:span><text:span text:style-name="T3">(</text:span><text:span text:style-name="T2">500</text:span><text:span text:style-name="T3">),</text:span></text:p>
      <text:p text:style-name="Standard"><text:span text:style-name="T2"><text:s text:c="4"/>state_name </text:span><text:span text:style-name="T1">varchar</text:span><text:span text:style-name="T3">(</text:span><text:span text:style-name="T2">2</text:span><text:span text:style-name="T3">),</text:span></text:p>
      <text:p text:style-name="Standard"><text:span text:style-name="T2"><text:s text:c="4"/>zip_code </text:span><text:span text:style-name="T1">varchar</text:span><text:span text:style-name="T3">(</text:span><text:span text:style-name="T2">6</text:span><text:span text:style-name="T3">),</text:span></text:p>
      <text:p text:style-name="Standard"><text:span text:style-name="T2"><text:s text:c="4"/>tags </text:span><text:span text:style-name="T1">varchar</text:span><text:span text:style-name="T3">(</text:span><text:span text:style-name="T2">400</text:span><text:span text:style-name="T3">),</text:span></text:p>
      <text:p text:style-name="Standard"><text:span text:style-name="T2"><text:s text:c="4"/>consumer_consent_provided </text:span><text:span text:style-name="T1">varchar</text:span><text:span text:style-name="T3">(</text:span><text:span text:style-name="T2">30</text:span><text:span text:style-name="T3">),</text:span></text:p>
      <text:p text:style-name="Standard"><text:span text:style-name="T2"><text:s text:c="4"/>submitted_via </text:span><text:span text:style-name="T1">varchar</text:span><text:span text:style-name="T3">(</text:span><text:span text:style-name="T2">100</text:span><text:span text:style-name="T3">),</text:span></text:p>
      <text:p text:style-name="Standard"><text:span text:style-name="T2"><text:s text:c="4"/>date_sent </text:span><text:span text:style-name="T1">varchar</text:span><text:span text:style-name="T3">(</text:span><text:span text:style-name="T2">12</text:span><text:span text:style-name="T3">),</text:span></text:p>
      <text:p text:style-name="Standard"><text:span text:style-name="T2"><text:s text:c="4"/>company_response_to_consumer </text:span><text:span text:style-name="T1">varchar</text:span><text:span text:style-name="T3">(</text:span><text:span text:style-name="T2">5000</text:span><text:span text:style-name="T3">),</text:span></text:p>
      <text:p text:style-name="Standard"><text:span text:style-name="T2"><text:s text:c="4"/>timely_response </text:span><text:span text:style-name="T1">varchar</text:span><text:span text:style-name="T3">(</text:span><text:span text:style-name="T2">30</text:span><text:span text:style-name="T3">),</text:span></text:p>
      <text:p text:style-name="Standard"><text:span text:style-name="T2"><text:s text:c="4"/>consumer_disputed </text:span><text:span text:style-name="T1">varchar</text:span><text:span text:style-name="T3">(</text:span><text:span text:style-name="T2">30</text:span><text:span text:style-name="T3">),</text:span></text:p>
      <text:p text:style-name="Standard"><text:span text:style-name="T2"><text:s text:c="4"/>complaint_id </text:span><text:span text:style-name="T1">varchar</text:span><text:span text:style-name="T3">(</text:span><text:span text:style-name="T2">10</text:span><text:span text:style-name="T3">)</text:span></text:p>
      <text:p text:style-name="Standard"><text:span text:style-name="T3">)</text:span></text:p>
      <text:p text:style-name="P1"/>
      <text:p text:style-name="Standard"><text:span text:style-name="T1">INSERT</text:span><text:span text:style-name="T2"> </text:span><text:span text:style-name="T1">INTO</text:span><text:span text:style-name="T2"> [dbo]</text:span><text:span text:style-name="T3">.</text:span><text:span text:style-name="T2">[Consumer_Complaints]</text:span></text:p>
      <text:p text:style-name="Standard"><text:span text:style-name="T1">SELECT</text:span><text:span text:style-name="T2"> </text:span><text:span text:style-name="T3">*</text:span></text:p>
      <text:p text:style-name="Standard"><text:span text:style-name="T1">FROM</text:span><text:span text:style-name="T2"> [dbo]</text:span><text:span text:style-name="T3">.</text:span><text:span text:style-name="T2">[RAW_Consumer_Complaint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.501cm" fo:margin-bottom="3cm" fo:margin-left="3cm" fo:margin-right="3cm" style:writing-mode="lr-tb" style:layout-grid-color="#c0c0c0" style:layout-grid-lines="214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Eremenko</meta:initial-creator>
    <dc:creator>Ilya Eremenko</dc:creator>
    <meta:editing-cycles>4</meta:editing-cycles>
    <meta:creation-date>2016-12-25T02:49:00</meta:creation-date>
    <dc:date>2017-01-03T02:55:00</dc:date>
    <meta:editing-duration>PT13M</meta:editing-duration>
    <meta:generator>LibreOffice/6.2.5.2$Windows_x86 LibreOffice_project/1ec314fa52f458adc18c4f025c545a4e8b22c159</meta:generator>
    <meta:document-statistic meta:table-count="0" meta:image-count="0" meta:object-count="0" meta:page-count="1" meta:paragraph-count="25" meta:word-count="52" meta:character-count="712" meta:non-whitespace-character-count="6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